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style:text-underline-style="none" fo:font-weight="normal" officeooo:paragraph-rsid="001fdc64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normal" officeooo:paragraph-rsid="001fdc64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bold" officeooo:paragraph-rsid="001fdc64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paragraph-rsid="001fdc64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text-underline-style="none" fo:font-weight="bold" officeooo:paragraph-rsid="001fdc64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lizisten verbreiten Hass</text:p>
      <text:p text:style-name="P4"/>
      <text:p text:style-name="P5"><text:span text:style-name="T1">Intro </text:span><text:span text:style-name="T2">16 Takte Verzerrt </text:span></text:p>
      <text:p text:style-name="P5"><text:span text:style-name="T1">Intro</text:span><text:span text:style-name="T2"> 16 Takte gedämpft</text:span></text:p>
      <text:p text:style-name="P3">1. Strophe:</text:p>
      <text:p text:style-name="P2">Die Vögel zwitschern, die Sonne scheint</text:p>
      <text:p text:style-name="P2">Es ist so ein schöner Tag</text:p>
      <text:p text:style-name="P2">die Wiese ist grün, es ist mitte Mai</text:p>
      <text:p text:style-name="P2">Es ist so ein schöner Tag</text:p>
      <text:p text:style-name="P5"><text:span text:style-name="T1">Bridge </text:span><text:span text:style-name="T2">16 Takte verzerrt</text:span></text:p>
      <text:p text:style-name="P3">2. Strophe</text:p>
      <text:p text:style-name="P2">ein paar Mädchen laufen vorbei </text:p>
      <text:p text:style-name="P2">Es ist so ein schöner Tag</text:p>
      <text:p text:style-name="P2">intressiern sich nich für mich ich fang an zu wein´n</text:p>
      <text:p text:style-name="P2">Es ist so ein schöner Tag</text:p>
      <text:p text:style-name="P5"><text:span text:style-name="T1">Bridge </text:span><text:span text:style-name="T2">16 Takte verzerrt</text:span></text:p>
      <text:p text:style-name="P3">3. Strophe:</text:p>
      <text:p text:style-name="P2">Ein Schmetterling sitzt auf meiner Nase</text:p>
      <text:p text:style-name="P2">Es ist so ein schöner Tag</text:p>
      <text:p text:style-name="P2">er nervt mich so ass ich ihn zerschlage</text:p>
      <text:p text:style-name="P2">Es ist so ein schöner Tag</text:p>
      <text:p text:style-name="P5"><text:span text:style-name="T1">Bridge </text:span><text:span text:style-name="T2">16 Takte verzerrt</text:span></text:p>
      <text:p text:style-name="P3">4. Strophe</text:p>
      <text:p text:style-name="P2">Ein paar Meter weiter ein paar Boxen</text:p>
      <text:p text:style-name="P2">Es ist so ein schöner Tag</text:p>
      <text:p text:style-name="P2">spielen einen Schlager, ich muss kotzen</text:p>
      <text:p text:style-name="P2">Es ist so ein schöner Tag</text:p>
      <text:p text:style-name="P5"><text:span text:style-name="T1">Bridge </text:span><text:span text:style-name="T2">16 Takte verzerrt</text:span></text:p>
      <text:p text:style-name="P3">Solo </text:p>
      <text:p text:style-name="P5"><text:span text:style-name="T1">Bridge </text:span><text:span text:style-name="T2">16 Takte verzerrt</text:span></text:p>
      <text:p text:style-name="P3">5. Strophe</text:p>
      <text:p text:style-name="P2">der Kiosk will mir kein Bier verkaufen </text:p>
      <text:p text:style-name="P2">Es ist so ein schöner Tag</text:p>
      <text:p text:style-name="P2">muss das Blut seiner Tochter saufen </text:p>
      <text:p text:style-name="P2">Es ist so ein schöner Tag</text:p>
      <text:p text:style-name="P5"><text:span text:style-name="T1">Bridge </text:span><text:span text:style-name="T2">16 Takte verzerrt</text:span></text:p>
      <text:p text:style-name="P3">Solo </text:p>
      <text:p text:style-name="P5"><text:span text:style-name="T1">Bridge</text:span><text:span text:style-name="T2"> 16 Takte clean</text:span></text:p>
      <text:p text:style-name="P3">6. Strophe</text:p>
      <text:p text:style-name="P2">die Vögel zwitschern die Blumen blühn</text:p>
      <text:p text:style-name="P2">Ein paar Kinder spieln im Park</text:p>
      <text:p text:style-name="P2">durch die Gitter kann ich die Wiese sehn</text:p>
      <text:p text:style-name="P1">Es ist so ein schöner T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6-02-26T12:08:39.676466320</meta:creation-date>
    <dc:date>2016-02-26T12:08:51.293054222</dc:date>
    <dc:creator>oxymoronist </dc:creator>
    <meta:editing-duration>PT11S</meta:editing-duration>
    <meta:editing-cycles>1</meta:editing-cycles>
    <meta:document-statistic meta:table-count="0" meta:image-count="0" meta:object-count="0" meta:page-count="1" meta:paragraph-count="42" meta:word-count="208" meta:character-count="1078" meta:non-whitespace-character-count="906"/>
    <meta:generator>LibreOffice/4.3.3.2$Linux_X86_64 LibreOffice_project/430m0$Build-2</meta:generator>
  </office:meta>
</office:document-meta>
</file>